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IPA Pゴシック" svg:font-family="'IPA Pゴシック'" style:font-family-generic="system" style:font-pitch="variable"/>
    <style:font-face style:name="Noto Sans CJK JP Regular" svg:font-family="'Noto Sans CJK JP Regular'" style:font-family-generic="system" style:font-pitch="variable"/>
    <style:font-face style:name="UmePlus Gothic" svg:font-family="'UmePlus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P1" style:family="paragraph">
      <loext:graphic-properties draw:fill="solid" draw:fill-color="#ffffff"/>
      <style:text-properties fo:font-size="11pt" style:font-size-asian="11pt" style:font-size-complex="11pt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loext:graphic-properties draw:fill="solid" draw:fill-color="#ffffff"/>
      <style:text-properties fo:font-size="11pt" style:text-underline-style="solid" style:text-underline-width="auto" style:text-underline-color="font-color" style:font-size-asian="11pt" style:font-size-complex="11pt"/>
    </style:style>
    <style:style style:name="P4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xml:id="id1" draw:id="id1" draw:layer="layout" svg:width="2.001cm" svg:height="0.7cm" svg:x="3.899cm" svg:y="3.5cm">
          <draw:text-box>
            <text:p><text:span text:style-name="T1">chapte</text:span><text:span text:style-name="T1">r</text:span></text:p>
          </draw:text-box>
        </draw:frame>
        <draw:frame draw:style-name="gr1" draw:text-style-name="P1" xml:id="id2" draw:id="id2" draw:layer="layout" svg:width="1.692cm" svg:height="0.7cm" svg:x="5.7cm" svg:y="4.4cm">
          <draw:text-box>
            <text:p><text:span text:style-name="T1">config</text:span></text:p>
          </draw:text-box>
        </draw:frame>
        <draw:frame draw:style-name="gr1" draw:text-style-name="P1" xml:id="id3" draw:id="id3" draw:layer="layout" svg:width="1.323cm" svg:height="0.7cm" svg:x="5.8cm" svg:y="8.8cm">
          <draw:text-box>
            <text:p><text:span text:style-name="T1">play</text:span></text:p>
          </draw:text-box>
        </draw:frame>
        <draw:frame draw:style-name="gr1" draw:text-style-name="P1" xml:id="id4" draw:id="id4" draw:layer="layout" svg:width="2.64cm" svg:height="0.7cm" svg:x="7.261cm" svg:y="5.4cm">
          <draw:text-box>
            <text:p><text:span text:style-name="T1">defaultfont</text:span></text:p>
          </draw:text-box>
        </draw:frame>
        <draw:frame draw:style-name="gr1" draw:text-style-name="P1" xml:id="id5" draw:id="id5" draw:layer="layout" svg:width="2.847cm" svg:height="0.7cm" svg:x="7.254cm" svg:y="6.6cm">
          <draw:text-box>
            <text:p><text:span text:style-name="T1">optionalfont</text:span></text:p>
          </draw:text-box>
        </draw:frame>
        <draw:frame draw:style-name="gr2" draw:text-style-name="P3" draw:layer="layout" svg:width="3.398cm" svg:height="0.7cm" svg:x="7.501cm" svg:y="4.4cm">
          <draw:text-box>
            <text:p text:style-name="P2"><text:span text:style-name="T2">speed, camera</text:span></text:p>
          </draw:text-box>
        </draw:frame>
        <draw:frame draw:style-name="gr2" draw:text-style-name="P3" draw:layer="layout" svg:width="1.607cm" svg:height="0.7cm" svg:x="10.294cm" svg:y="6.6cm">
          <draw:text-box>
            <text:p text:style-name="P2"><text:span text:style-name="T2">nam</text:span><text:span text:style-name="T2">e</text:span></text:p>
          </draw:text-box>
        </draw:frame>
        <draw:connector draw:style-name="gr3" draw:text-style-name="P4" draw:layer="layout" svg:x1="4.899cm" svg:y1="4.2cm" svg:x2="5.7cm" svg:y2="4.75cm" draw:start-shape="id1" draw:start-glue-point="2" draw:end-shape="id2" svg:d="M4899 4200v550h801" svg:viewBox="0 0 802 551">
          <text:p/>
        </draw:connector>
        <draw:connector draw:style-name="gr3" draw:text-style-name="P4" draw:layer="layout" svg:x1="4.899cm" svg:y1="4.2cm" svg:x2="5.8cm" svg:y2="9.15cm" draw:start-shape="id1" draw:start-glue-point="2" draw:end-shape="id3" draw:end-glue-point="3" svg:d="M4899 4200v4950h901" svg:viewBox="0 0 902 4951">
          <text:p/>
        </draw:connector>
        <draw:connector draw:style-name="gr3" draw:text-style-name="P4" draw:layer="layout" svg:x1="6.546cm" svg:y1="5.1cm" svg:x2="7.261cm" svg:y2="5.75cm" draw:start-shape="id2" draw:start-glue-point="2" draw:end-shape="id4" draw:end-glue-point="3" svg:d="M6546 5100v650h715" svg:viewBox="0 0 716 651">
          <text:p/>
        </draw:connector>
        <draw:connector draw:style-name="gr3" draw:text-style-name="P4" draw:layer="layout" svg:x1="6.546cm" svg:y1="5.1cm" svg:x2="7.254cm" svg:y2="6.95cm" draw:start-shape="id2" draw:start-glue-point="2" draw:end-shape="id5" draw:end-glue-point="3" svg:d="M6546 5100v1850h708" svg:viewBox="0 0 709 1851">
          <text:p/>
        </draw:connector>
        <draw:frame draw:style-name="gr1" draw:text-style-name="P1" xml:id="id6" draw:id="id6" draw:layer="layout" svg:width="1.975cm" svg:height="0.7cm" svg:x="7.3cm" svg:y="9.9cm">
          <draw:text-box>
            <text:p><text:span text:style-name="T1">camera</text:span></text:p>
          </draw:text-box>
        </draw:frame>
        <draw:connector draw:style-name="gr3" draw:text-style-name="P4" draw:layer="layout" svg:x1="6.461cm" svg:y1="9.5cm" svg:x2="7.3cm" svg:y2="10.25cm" draw:start-shape="id3" draw:start-glue-point="2" draw:end-shape="id6" draw:end-glue-point="3" svg:d="M6461 9500v750h839" svg:viewBox="0 0 840 751">
          <text:p/>
        </draw:connector>
        <draw:frame draw:style-name="gr1" draw:text-style-name="P1" xml:id="id7" draw:id="id7" draw:layer="layout" svg:width="1.802cm" svg:height="0.7cm" svg:x="7.3cm" svg:y="11.1cm">
          <draw:text-box>
            <text:p><text:span text:style-name="T1">screen</text:span></text:p>
          </draw:text-box>
        </draw:frame>
        <draw:connector draw:style-name="gr3" draw:text-style-name="P4" draw:layer="layout" svg:x1="6.461cm" svg:y1="9.5cm" svg:x2="7.3cm" svg:y2="11.45cm" draw:start-shape="id3" draw:start-glue-point="2" draw:end-shape="id7" draw:end-glue-point="3" svg:d="M6461 9500v1950h839" svg:viewBox="0 0 840 1951">
          <text:p/>
        </draw:connector>
        <draw:frame draw:style-name="gr1" draw:text-style-name="P1" xml:id="id8" draw:id="id8" draw:layer="layout" svg:width="1.653cm" svg:height="0.7cm" svg:x="8.8cm" svg:y="12.3cm">
          <draw:text-box>
            <text:p><text:span text:style-name="T1">speak</text:span></text:p>
          </draw:text-box>
        </draw:frame>
        <draw:connector draw:style-name="gr3" draw:text-style-name="P4" draw:layer="layout" svg:x1="8.201cm" svg:y1="11.8cm" svg:x2="8.8cm" svg:y2="12.65cm" draw:start-shape="id7" draw:start-glue-point="2" draw:end-shape="id8" draw:end-glue-point="3" svg:d="M8201 11800v850h599" svg:viewBox="0 0 600 851">
          <text:p/>
        </draw:connector>
        <draw:frame draw:style-name="gr1" draw:text-style-name="P1" xml:id="id9" draw:id="id9" draw:layer="layout" svg:width="2.369cm" svg:height="0.7cm" svg:x="7.254cm" svg:y="7.8cm">
          <draw:text-box>
            <text:p><text:span text:style-name="T1">character</text:span></text:p>
          </draw:text-box>
        </draw:frame>
        <draw:connector draw:style-name="gr3" draw:text-style-name="P4" draw:layer="layout" svg:x1="6.546cm" svg:y1="5.1cm" svg:x2="7.254cm" svg:y2="8.15cm" draw:start-shape="id2" draw:start-glue-point="2" draw:end-shape="id9" draw:end-glue-point="3" svg:d="M6546 5100v3050h708" svg:viewBox="0 0 709 3051">
          <text:p/>
        </draw:connector>
        <draw:frame draw:style-name="gr2" draw:text-style-name="P3" draw:layer="layout" svg:width="3.829cm" svg:height="0.7cm" svg:x="9.901cm" svg:y="7.8cm">
          <draw:text-box>
            <text:p text:style-name="P2"><text:span text:style-name="T2">name, color, font</text:span></text:p>
          </draw:text-box>
        </draw:frame>
        <draw:frame draw:style-name="gr1" draw:text-style-name="P1" xml:id="id10" draw:id="id10" draw:layer="layout" svg:width="1.992cm" svg:height="0.7cm" svg:x="10cm" svg:y="13.4cm">
          <draw:text-box>
            <text:p><text:span text:style-name="T1">content</text:span></text:p>
          </draw:text-box>
        </draw:frame>
        <draw:connector draw:style-name="gr3" draw:text-style-name="P4" draw:layer="layout" svg:x1="9.626cm" svg:y1="13cm" svg:x2="10cm" svg:y2="13.75cm" draw:start-shape="id8" draw:start-glue-point="2" draw:end-shape="id10" draw:end-glue-point="3" svg:d="M9626 13000v750h374" svg:viewBox="0 0 375 751">
          <text:p/>
        </draw:connector>
        <draw:frame draw:style-name="gr2" draw:text-style-name="P3" draw:layer="layout" svg:width="8.164cm" svg:height="0.7cm" svg:x="10.702cm" svg:y="12.2cm">
          <draw:text-box>
            <text:p text:style-name="P2"><text:span text:style-name="T2">name, wait, speed, emotion, font, color</text:span></text:p>
          </draw:text-box>
        </draw:frame>
        <draw:frame draw:style-name="gr2" draw:text-style-name="P3" draw:layer="layout" svg:width="1.387cm" svg:height="0.7cm" svg:x="9.513cm" svg:y="11.1cm">
          <draw:text-box>
            <text:p text:style-name="P2"><text:span text:style-name="T2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IPA Pゴシック" svg:font-family="'IPA Pゴシック'" style:font-family-generic="system" style:font-pitch="variable"/>
    <style:font-face style:name="Noto Sans CJK JP Regular" svg:font-family="'Noto Sans CJK JP Regular'" style:font-family-generic="system" style:font-pitch="variable"/>
    <style:font-face style:name="UmePlus Gothic" svg:font-family="'UmePlus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UmePlus Gothic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Noto Sans CJK JP Regular" style:font-family-complex="'Noto Sans CJK JP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2:12:38.458500683</meta:creation-date>
    <dc:date>2017-04-29T12:32:57.510767593</dc:date>
    <meta:editing-duration>PT20M14S</meta:editing-duration>
    <meta:editing-cycles>12</meta:editing-cycles>
    <meta:generator>LibreOffice/5.3.2.2$Linux_X86_64 LibreOffice_project/30m0$Build-2</meta:generator>
    <meta:document-statistic meta:object-count="24"/>
  </office:meta>
</office:document-meta>
</file>